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b32c" officeooo:paragraph-rsid="000fb32c"/>
    </style:style>
    <style:style style:name="P2" style:family="paragraph" style:parent-style-name="Standard">
      <style:text-properties officeooo:rsid="00103d54" officeooo:paragraph-rsid="00103d54"/>
    </style:style>
    <style:style style:name="P3" style:family="paragraph" style:parent-style-name="Standard" style:list-style-name="L1">
      <style:text-properties officeooo:rsid="000fb32c" officeooo:paragraph-rsid="000fb32c"/>
    </style:style>
    <style:style style:name="P4" style:family="paragraph" style:parent-style-name="Standard" style:list-style-name="L3">
      <style:text-properties officeooo:rsid="000fb32c" officeooo:paragraph-rsid="000fb32c"/>
    </style:style>
    <style:style style:name="P5" style:family="paragraph" style:parent-style-name="Standard">
      <style:text-properties officeooo:rsid="000fb32c" officeooo:paragraph-rsid="000fb32c"/>
    </style:style>
    <style:style style:name="P6" style:family="paragraph" style:parent-style-name="Standard" style:list-style-name="L2">
      <style:text-properties officeooo:rsid="001209e6" officeooo:paragraph-rsid="001209e6"/>
    </style:style>
    <style:style style:name="P7" style:family="paragraph" style:parent-style-name="Standard" style:list-style-name="L4">
      <style:text-properties officeooo:rsid="00130321" officeooo:paragraph-rsid="00130321"/>
    </style:style>
    <style:style style:name="P8" style:family="paragraph" style:parent-style-name="Standard">
      <style:text-properties officeooo:rsid="00103d54" officeooo:paragraph-rsid="00130321"/>
    </style:style>
    <style:style style:name="T1" style:family="text">
      <style:text-properties officeooo:rsid="001303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OP RUNTIME ENVIRONMENT – SPECIFICATION</text:p>
      <text:p text:style-name="P1"/>
      <text:p text:style-name="P1">Peter Clarke</text:p>
      <text:p text:style-name="P1">Rev: <text:span text:style-name="T1">0.1</text:span></text:p>
      <text:p text:style-name="P1"/>
      <text:p text:style-name="P1">This document defines characteristics of the external files that Vizop <text:span text:style-name="T1">may need to</text:span> read and writ<text:span text:style-name="T1">e</text:span>. <text:span text:style-name="T1">It does not include:</text:span></text:p>
      <text:list xml:id="list116247732" text:style-name="L4">
        <text:list-item>
          <text:p text:style-name="P7">config files used to store persistent data (see Persistence spec)</text:p>
        </text:list-item>
        <text:list-item>
          <text:p text:style-name="P7">project data files</text:p>
        </text:list-item>
      </text:list>
      <text:p text:style-name="P1"/>
      <text:p text:style-name="P1"/>
      <text:p text:style-name="P2">IMAGE FILES</text:p>
      <text:p text:style-name="P8">Runtime images need to be in a <text:span text:style-name="T1">sub</text:span>folder <text:span text:style-name="T1">in the location containing the Vizop executable file.</text:span></text:p>
      <text:p text:style-name="P8"><text:span text:style-name="T1">The subfolder i</text:span>s defined in the info module, currently runtime/icons. The ArtProvider automatically searches all subfolders of this folder.</text:p>
      <text:p text:style-name="P2"/>
      <text:p text:style-name="P2">Icons can be in .png format (among others). However, .png converted from .ico using Gimp currently doesn't work (wxPython shows an error pop-up). .tiff converted from .ico using Gimp seems to work OK.</text:p>
      <text:p text:style-name="P2"/>
      <text:p text:style-name="P2">Images used in Fault Tree: filenames all begin with FT_. This is used as a filter in the faulttree module. Images are loaded by the __init__ function of class FTForDisplay, and also by the ButtonBitmap() method of class BitmapButtonWidget in module display_utiliti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20:55:58.272068000</meta:creation-date>
    <meta:generator>LibreOffice/5.4.2.2$MacOSX_X86_64 LibreOffice_project/22b09f6418e8c2d508a9eaf86b2399209b0990f4</meta:generator>
    <dc:date>2019-03-13T12:21:41.463142310</dc:date>
    <meta:editing-duration>PT29M35S</meta:editing-duration>
    <meta:editing-cycles>4</meta:editing-cycles>
    <meta:document-statistic meta:table-count="0" meta:image-count="0" meta:object-count="0" meta:page-count="1" meta:paragraph-count="11" meta:word-count="155" meta:character-count="976" meta:non-whitespace-character-count="833"/>
  </office:meta>
</office:document-meta>
</file>